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55mm"/>
    </style:style>
    <style:style style:name="co2" style:family="table-column">
      <style:table-column-properties fo:break-before="auto" style:column-width="78.42mm"/>
    </style:style>
    <style:style style:name="co3" style:family="table-column">
      <style:table-column-properties fo:break-before="auto" style:column-width="92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date de fin au 31/08 ?</text:p>
          </table:table-cell>
          <table:table-cell table:style-name="ce1" office:value-type="string" calcext:value-type="string">
            <text:p>date de fin d’invit différente date de fin inscr</text:p>
          </table:table-cell>
          <table:table-cell table:style-name="ce1" office:value-type="string" calcext:value-type="string">
            <text:p>date début d’invit différente date de début insc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cription ?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 office:value-type="string" calcext:value-type="string">
            <text:p>Non</text:p>
          </table:table-cell>
          <table:table-cell office:value-type="float" office:value="22667" calcext:value-type="float">
            <text:p>22667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 office:value-type="string" calcext:value-type="string">
            <text:p>Oui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3560" calcext:value-type="float">
            <text:p>33560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 office:value-type="string" calcext:value-type="string">
            <text:p>N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0:02:35.886251000</meta:creation-date>
    <dc:date>2018-07-04T00:10:55.581663021</dc:date>
    <meta:editing-duration>PT8M20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